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 style:list-style-name="L1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Performance</text:p>
      <text:p text:style-name="Standard"/>
      <text:p text:style-name="Standard">Gate Questions</text:p>
      <text:list xml:id="list1944186577" text:style-name="L1">
        <text:list-item>
          <text:p text:style-name="P1">TG – 2242 - 44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empa </meta:initial-creator>
    <meta:creation-date>2012-02-06T11:40:17</meta:creation-date>
    <meta:document-statistic meta:table-count="0" meta:image-count="0" meta:object-count="0" meta:page-count="1" meta:paragraph-count="3" meta:word-count="9" meta:character-count="40" meta:non-whitespace-character-count="35"/>
    <dc:date>2012-02-06T11:40:52</dc:date>
    <dc:creator>Kempa </dc:creator>
    <meta:editing-duration>PT36S</meta:editing-duration>
    <meta:editing-cycles>1</meta:editing-cycles>
    <meta:generator>LibreOffice/3.4$Linux LibreOffice_project/340m1$Build-402</meta:generator>
  </office:meta>
</office:document-meta>
</file>